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6pt" fo:language="zxx" fo:country="none" fo:font-weight="bold" officeooo:rsid="0005d215" officeooo:paragraph-rsid="0005d21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text-properties style:font-name="Liberation Sans" fo:language="zxx" fo:country="none" fo:font-weight="bold" officeooo:rsid="0005d215" officeooo:paragraph-rsid="0005d215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Liberation Sans" fo:language="zxx" fo:country="none" fo:font-weight="bold" officeooo:rsid="00207bab" officeooo:paragraph-rsid="00115d9e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Liberation Sans"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able_20_Contents">
      <style:text-properties style:font-name="Liberation Sans"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style:font-name="Liberation Sans" fo:language="zxx" fo:country="none" fo:font-weight="bold" officeooo:rsid="00207da2" officeooo:paragraph-rsid="0029f8b9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style:font-name="Liberation Sans" fo:language="zxx" fo:country="none" fo:font-weight="bold" officeooo:rsid="0029f8b9" officeooo:paragraph-rsid="0029f8b9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able_20_Contents">
      <style:text-properties style:font-name="Liberation Sans" fo:language="zxx" fo:country="none" fo:font-weight="bold" officeooo:rsid="0029f8b9" officeooo:paragraph-rsid="0029f8b9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able_20_Contents">
      <style:text-properties style:font-name="Liberation Sans" fo:language="zxx" fo:country="none" fo:font-weight="bold" officeooo:rsid="0029f8b9" officeooo:paragraph-rsid="002bc07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style:font-name="Liberation Sans" fo:language="zxx" fo:country="none" fo:font-weight="bold" officeooo:rsid="0029f8b9" officeooo:paragraph-rsid="003d3cb9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text-properties style:font-name="Liberation Sans" fo:language="zxx" fo:country="none" fo:font-weight="bold" officeooo:rsid="0029f8b9" officeooo:paragraph-rsid="0041f6d0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able_20_Contents">
      <style:text-properties style:font-name="Liberation Sans" fo:language="zxx" fo:country="none" fo:font-weight="bold" officeooo:rsid="0029f8b9" officeooo:paragraph-rsid="0043f0dd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Table_20_Contents">
      <style:text-properties style:font-name="Liberation Sans" fo:language="zxx" fo:country="none" fo:font-weight="bold" officeooo:rsid="0029f8b9" officeooo:paragraph-rsid="00442605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iberation Sans" fo:language="zxx" fo:country="none" fo:font-weight="bold" officeooo:rsid="00225945" officeooo:paragraph-rsid="002f6b23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iberation Sans" fo:language="zxx" fo:country="none" fo:font-weight="bold" officeooo:rsid="00225945" officeooo:paragraph-rsid="004195be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iberation Sans" fo:language="zxx" fo:country="none" fo:font-weight="bold" officeooo:rsid="0024a1ee" officeooo:paragraph-rsid="0043f0dd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iberation Sans" fo:language="zxx" fo:country="none" fo:font-weight="bold" officeooo:rsid="002d0623" officeooo:paragraph-rsid="00228962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iberation Sans" fo:language="zxx" fo:country="none" fo:font-weight="bold" officeooo:rsid="002d0623" officeooo:paragraph-rsid="00452920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style:font-name="Liberation Sans" fo:language="zxx" fo:country="none" fo:font-weight="bold" officeooo:rsid="002b1cae" officeooo:paragraph-rsid="0023a82a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style:font-name="Liberation Sans" fo:language="zxx" fo:country="none" fo:font-weight="bold" officeooo:rsid="00230652" officeooo:paragraph-rsid="0047905c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style:font-name="Liberation Sans" fo:language="zxx" fo:country="none" fo:font-weight="bold" officeooo:rsid="00266f11" officeooo:paragraph-rsid="00266f1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Table_20_Contents">
      <style:text-properties style:font-name="Liberation Sans" fo:language="zxx" fo:country="none" fo:font-weight="bold" officeooo:rsid="001ef20c" officeooo:paragraph-rsid="001ef20c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able_20_Contents">
      <style:text-properties style:font-name="Liberation Sans" fo:language="zxx" fo:country="none" fo:font-weight="bold" officeooo:rsid="00211188" officeooo:paragraph-rsid="00211188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able_20_Contents">
      <style:text-properties style:font-name="Liberation Sans" fo:language="zxx" fo:country="none" fo:font-weight="bold" officeooo:rsid="00211188" officeooo:paragraph-rsid="003d3cb9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able_20_Contents">
      <style:text-properties style:font-name="Liberation Sans" fo:language="zxx" fo:country="none" fo:font-weight="bold" officeooo:rsid="00211188" officeooo:paragraph-rsid="003ec7b5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text-properties style:font-name="Liberation Sans" fo:language="zxx" fo:country="none" fo:font-weight="bold" officeooo:rsid="00211188" officeooo:paragraph-rsid="003fa75d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able_20_Contents">
      <style:text-properties style:font-name="Liberation Sans" fo:language="zxx" fo:country="none" fo:font-weight="bold" officeooo:rsid="00228962" officeooo:paragraph-rsid="00228962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able_20_Contents">
      <style:text-properties style:font-name="Liberation Sans" fo:language="zxx" fo:country="none" fo:font-weight="bold" officeooo:rsid="00247c8b" officeooo:paragraph-rsid="00247c8b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able_20_Contents">
      <style:text-properties style:font-name="Liberation Sans" fo:language="zxx" fo:country="none" fo:font-weight="bold" officeooo:rsid="00099857" officeooo:paragraph-rsid="00099857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text-properties style:font-name="Liberation Sans" fo:language="zxx" fo:country="none" fo:font-style="italic" fo:font-weight="normal" officeooo:rsid="000b39a2" officeooo:paragraph-rsid="000b39a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1" style:family="paragraph" style:parent-style-name="Standard">
      <style:text-properties style:font-name="Liberation Sans" fo:language="zxx" fo:country="none" fo:font-style="italic" fo:font-weight="normal" officeooo:rsid="000ccc8b" officeooo:paragraph-rsid="000ccc8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2" style:family="paragraph" style:parent-style-name="Standard">
      <style:text-properties style:font-name="Liberation Sans" fo:language="zxx" fo:country="none" officeooo:rsid="00207bab" officeooo:paragraph-rsid="00115d9e" style:language-asian="zxx" style:country-asian="none" style:language-complex="zxx" style:country-complex="none"/>
    </style:style>
    <style:style style:name="P33" style:family="paragraph" style:parent-style-name="Standard">
      <style:text-properties style:font-name="Liberation Sans" fo:language="zxx" fo:country="none" officeooo:rsid="00133f25" officeooo:paragraph-rsid="00133f25" style:language-asian="zxx" style:country-asian="none" style:language-complex="zxx" style:country-complex="none"/>
    </style:style>
    <style:style style:name="P34" style:family="paragraph" style:parent-style-name="Standard">
      <style:text-properties style:font-name="Liberation Sans" fo:language="zxx" fo:country="none" officeooo:rsid="00225945" officeooo:paragraph-rsid="00211188" style:language-asian="zxx" style:country-asian="none" style:language-complex="zxx" style:country-complex="none"/>
    </style:style>
    <style:style style:name="P35" style:family="paragraph" style:parent-style-name="Standard">
      <style:text-properties style:font-name="Liberation Sans" fo:language="zxx" fo:country="none" officeooo:rsid="0005d215" officeooo:paragraph-rsid="0005d215" style:language-asian="zxx" style:country-asian="none" style:language-complex="zxx" style:country-complex="none"/>
    </style:style>
    <style:style style:name="P36" style:family="paragraph" style:parent-style-name="Table_20_Contents">
      <style:text-properties style:font-name="Liberation Sans" fo:language="zxx" fo:country="none" officeooo:rsid="000d9830" officeooo:paragraph-rsid="000d9830" style:language-asian="zxx" style:country-asian="none" style:language-complex="zxx" style:country-complex="none"/>
    </style:style>
    <style:style style:name="P37" style:family="paragraph" style:parent-style-name="Table_20_Contents">
      <style:text-properties style:font-name="Liberation Sans" fo:language="zxx" fo:country="none" officeooo:rsid="00211188" officeooo:paragraph-rsid="00211188" style:language-asian="zxx" style:country-asian="none" style:language-complex="zxx" style:country-complex="none"/>
    </style:style>
    <style:style style:name="P38" style:family="paragraph" style:parent-style-name="Table_20_Contents">
      <style:text-properties style:font-name="Liberation Sans" fo:language="zxx" fo:country="none" officeooo:rsid="00211188" officeooo:paragraph-rsid="003a57d6" style:language-asian="zxx" style:country-asian="none" style:language-complex="zxx" style:country-complex="none"/>
    </style:style>
    <style:style style:name="P39" style:family="paragraph" style:parent-style-name="Table_20_Contents">
      <style:text-properties style:font-name="Liberation Sans" fo:language="zxx" fo:country="none" officeooo:rsid="00211188" officeooo:paragraph-rsid="00452931" style:language-asian="zxx" style:country-asian="none" style:language-complex="zxx" style:country-complex="none"/>
    </style:style>
    <style:style style:name="P40" style:family="paragraph" style:parent-style-name="Table_20_Contents">
      <style:text-properties style:font-name="Liberation Sans" fo:language="zxx" fo:country="none" officeooo:rsid="00211188" officeooo:paragraph-rsid="00468622" style:language-asian="zxx" style:country-asian="none" style:language-complex="zxx" style:country-complex="none"/>
    </style:style>
    <style:style style:name="P41" style:family="paragraph" style:parent-style-name="Table_20_Contents">
      <style:text-properties style:font-name="Liberation Sans" fo:language="zxx" fo:country="none" officeooo:rsid="000ee7d1" officeooo:paragraph-rsid="000ee7d1" style:language-asian="zxx" style:country-asian="none" style:language-complex="zxx" style:country-complex="none"/>
    </style:style>
    <style:style style:name="P42" style:family="paragraph" style:parent-style-name="Table_20_Contents">
      <style:text-properties style:font-name="Liberation Sans" fo:language="zxx" fo:country="none" officeooo:rsid="0016157e" officeooo:paragraph-rsid="0016157e" style:language-asian="zxx" style:country-asian="none" style:language-complex="zxx" style:country-complex="none"/>
    </style:style>
    <style:style style:name="P43" style:family="paragraph" style:parent-style-name="Table_20_Contents">
      <style:text-properties style:font-name="Liberation Sans" fo:language="zxx" fo:country="none" officeooo:rsid="0017b936" officeooo:paragraph-rsid="0017b936" style:language-asian="zxx" style:country-asian="none" style:language-complex="zxx" style:country-complex="none"/>
    </style:style>
    <style:style style:name="P44" style:family="paragraph" style:parent-style-name="Table_20_Contents">
      <style:text-properties style:font-name="Liberation Sans" fo:language="zxx" fo:country="none" officeooo:rsid="00196fec" officeooo:paragraph-rsid="00196fec" style:language-asian="zxx" style:country-asian="none" style:language-complex="zxx" style:country-complex="none"/>
    </style:style>
    <style:style style:name="P45" style:family="paragraph" style:parent-style-name="Table_20_Contents">
      <style:text-properties style:font-name="Liberation Sans" fo:language="zxx" fo:country="none" officeooo:rsid="001a7bec" officeooo:paragraph-rsid="001a7bec" style:language-asian="zxx" style:country-asian="none" style:language-complex="zxx" style:country-complex="none"/>
    </style:style>
    <style:style style:name="P46" style:family="paragraph" style:parent-style-name="Table_20_Contents">
      <style:text-properties style:font-name="Liberation Sans" fo:language="zxx" fo:country="none" officeooo:rsid="001e0067" officeooo:paragraph-rsid="001e0067" style:language-asian="zxx" style:country-asian="none" style:language-complex="zxx" style:country-complex="none"/>
    </style:style>
    <style:style style:name="P47" style:family="paragraph" style:parent-style-name="Table_20_Contents">
      <style:text-properties style:font-name="Liberation Sans" fo:language="zxx" fo:country="none" officeooo:rsid="00387fc4" officeooo:paragraph-rsid="00387fc4" style:language-asian="zxx" style:country-asian="none" style:language-complex="zxx" style:country-complex="none"/>
    </style:style>
    <style:style style:name="P48" style:family="paragraph" style:parent-style-name="Table_20_Contents">
      <style:text-properties style:font-name="Liberation Sans" fo:language="zxx" fo:country="none" officeooo:rsid="00387fc4" officeooo:paragraph-rsid="004b28da" style:language-asian="zxx" style:country-asian="none" style:language-complex="zxx" style:country-complex="none"/>
    </style:style>
    <style:style style:name="P49" style:family="paragraph" style:parent-style-name="Table_20_Contents">
      <style:text-properties style:font-name="Liberation Sans" fo:language="zxx" fo:country="none" officeooo:rsid="00387fc4" officeooo:paragraph-rsid="004dcb2b" style:language-asian="zxx" style:country-asian="none" style:language-complex="zxx" style:country-complex="none"/>
    </style:style>
    <style:style style:name="P50" style:family="paragraph" style:parent-style-name="Table_20_Contents">
      <style:text-properties style:font-name="Liberation Sans" fo:language="zxx" fo:country="none" officeooo:rsid="00387fc4" officeooo:paragraph-rsid="004fb1cb" style:language-asian="zxx" style:country-asian="none" style:language-complex="zxx" style:country-complex="none"/>
    </style:style>
    <style:style style:name="P51" style:family="paragraph" style:parent-style-name="Table_20_Contents">
      <style:text-properties style:font-name="Liberation Sans" fo:language="zxx" fo:country="none" officeooo:rsid="004b7698" officeooo:paragraph-rsid="004b7698" style:language-asian="zxx" style:country-asian="none" style:language-complex="zxx" style:country-complex="none"/>
    </style:style>
    <style:style style:name="P52" style:family="paragraph" style:parent-style-name="Table_20_Contents">
      <style:text-properties style:font-name="Liberation Sans" fo:language="zxx" fo:country="none" officeooo:rsid="004ba5e3" officeooo:paragraph-rsid="004ba5e3" style:language-asian="zxx" style:country-asian="none" style:language-complex="zxx" style:country-complex="none"/>
    </style:style>
    <style:style style:name="P53" style:family="paragraph" style:parent-style-name="Table_20_Contents">
      <style:text-properties style:font-name="Liberation Sans" fo:language="zxx" fo:country="none" officeooo:rsid="000cf4dc" officeooo:paragraph-rsid="004dcb2b" style:language-asian="zxx" style:country-asian="none" style:language-complex="zxx" style:country-complex="none"/>
    </style:style>
    <style:style style:name="P54" style:family="paragraph" style:parent-style-name="Table_20_Contents">
      <style:text-properties style:font-name="Liberation Sans" fo:language="zxx" fo:country="none" officeooo:rsid="001283d2" officeooo:paragraph-rsid="004dcb2b" style:language-asian="zxx" style:country-asian="none" style:language-complex="zxx" style:country-complex="none"/>
    </style:style>
    <style:style style:name="P55" style:family="paragraph" style:parent-style-name="Table_20_Contents">
      <style:text-properties style:font-name="Liberation Sans" fo:language="zxx" fo:country="none" officeooo:rsid="000e9cb0" officeooo:paragraph-rsid="004dcb2b" style:language-asian="zxx" style:country-asian="none" style:language-complex="zxx" style:country-complex="none"/>
    </style:style>
    <style:style style:name="P56" style:family="paragraph" style:parent-style-name="Table_20_Contents">
      <style:text-properties style:font-name="Liberation Sans" fo:language="zxx" fo:country="none" officeooo:rsid="000f7677" officeooo:paragraph-rsid="004dcb2b" style:language-asian="zxx" style:country-asian="none" style:language-complex="zxx" style:country-complex="none"/>
    </style:style>
    <style:style style:name="P57" style:family="paragraph" style:parent-style-name="Table_20_Contents">
      <style:text-properties style:font-name="Liberation Sans" fo:language="zxx" fo:country="none" officeooo:rsid="000ff0de" officeooo:paragraph-rsid="004fb1cb" style:language-asian="zxx" style:country-asian="none" style:language-complex="zxx" style:country-complex="none"/>
    </style:style>
    <style:style style:name="P58" style:family="paragraph" style:parent-style-name="Table_20_Contents">
      <style:text-properties style:font-name="Liberation Sans" fo:language="zxx" fo:country="none" officeooo:rsid="00117e9a" officeooo:paragraph-rsid="004fb1cb" style:language-asian="zxx" style:country-asian="none" style:language-complex="zxx" style:country-complex="none"/>
    </style:style>
    <style:style style:name="P59" style:family="paragraph" style:parent-style-name="Table_20_Contents">
      <style:text-properties style:font-name="Liberation Sans" fo:language="zxx" fo:country="none" officeooo:rsid="00500689" officeooo:paragraph-rsid="00500689" style:language-asian="zxx" style:country-asian="none" style:language-complex="zxx" style:country-complex="none"/>
    </style:style>
    <style:style style:name="P60" style:family="paragraph" style:parent-style-name="Table_20_Contents">
      <style:text-properties style:font-name="Liberation Sans" fo:language="zxx" fo:country="none" officeooo:rsid="00517adf" officeooo:paragraph-rsid="00517adf" style:language-asian="zxx" style:country-asian="none" style:language-complex="zxx" style:country-complex="none"/>
    </style:style>
    <style:style style:name="P61" style:family="paragraph" style:parent-style-name="Table_20_Contents">
      <style:text-properties style:font-name="Liberation Sans" fo:language="zxx" fo:country="none" fo:font-weight="normal" officeooo:rsid="00133f25" officeooo:paragraph-rsid="00133f25" style:language-asian="zxx" style:country-asian="none" style:font-weight-asian="normal" style:language-complex="zxx" style:country-complex="none" style:font-weight-complex="normal"/>
    </style:style>
    <style:style style:name="P62" style:family="paragraph" style:parent-style-name="Standard">
      <style:text-properties style:font-name="Liberation Sans" fo:language="zxx" fo:country="none" fo:font-weight="normal" officeooo:rsid="00152793" officeooo:paragraph-rsid="00152793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Standard">
      <style:text-properties style:font-name="Liberation Sans" fo:language="zxx" fo:country="none" fo:font-weight="normal" officeooo:rsid="0029f8b9" officeooo:paragraph-rsid="0029f8b9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Standard">
      <style:text-properties style:font-name="Liberation Sans" fo:language="zxx" fo:country="none" fo:font-weight="normal" officeooo:rsid="0043f0dd" officeooo:paragraph-rsid="0043f0dd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Standard">
      <style:text-properties style:font-name="Liberation Sans" fo:language="zxx" fo:country="none" fo:font-weight="normal" officeooo:rsid="00452920" officeooo:paragraph-rsid="00452920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Standard">
      <style:text-properties style:font-name="Liberation Sans" fo:language="zxx" fo:country="none" fo:font-weight="normal" officeooo:rsid="0047905c" officeooo:paragraph-rsid="0047905c" style:language-asian="zxx" style:country-asian="none" style:font-weight-asian="normal" style:language-complex="zxx" style:country-complex="none" style:font-weight-complex="normal"/>
    </style:style>
    <style:style style:name="P67" style:family="paragraph" style:parent-style-name="Table_20_Contents">
      <style:text-properties style:font-name="Liberation Sans" fo:language="zxx" fo:country="none" fo:font-weight="normal" officeooo:rsid="002f6b23" officeooo:paragraph-rsid="002f6b23" style:language-asian="zxx" style:country-asian="none" style:font-weight-asian="normal" style:language-complex="zxx" style:country-complex="none" style:font-weight-complex="normal"/>
    </style:style>
    <style:style style:name="P68" style:family="paragraph" style:parent-style-name="Standard">
      <style:text-properties style:font-name="Liberation Sans" fo:language="zxx" fo:country="none" fo:font-weight="normal" officeooo:rsid="002f6b23" officeooo:paragraph-rsid="002f6b23" style:language-asian="zxx" style:country-asian="none" style:font-weight-asian="normal" style:language-complex="zxx" style:country-complex="none" style:font-weight-complex="normal"/>
    </style:style>
    <style:style style:name="P69" style:family="paragraph" style:parent-style-name="Table_20_Contents">
      <style:text-properties style:font-name="Liberation Sans" fo:language="zxx" fo:country="none" fo:font-weight="normal" officeooo:rsid="003d3cb9" officeooo:paragraph-rsid="003d3cb9" style:language-asian="zxx" style:country-asian="none" style:font-weight-asian="normal" style:language-complex="zxx" style:country-complex="none" style:font-weight-complex="normal"/>
    </style:style>
    <style:style style:name="P70" style:family="paragraph" style:parent-style-name="Table_20_Contents">
      <style:text-properties style:font-name="Liberation Sans" fo:language="zxx" fo:country="none" fo:font-weight="normal" officeooo:rsid="003ec7b5" officeooo:paragraph-rsid="003ec7b5" style:language-asian="zxx" style:country-asian="none" style:font-weight-asian="normal" style:language-complex="zxx" style:country-complex="none" style:font-weight-complex="normal"/>
    </style:style>
    <style:style style:name="P71" style:family="paragraph" style:parent-style-name="Standard">
      <style:text-properties style:font-name="Liberation Sans" fo:language="zxx" fo:country="none" fo:font-weight="normal" officeooo:rsid="004195be" officeooo:paragraph-rsid="004195be" style:language-asian="zxx" style:country-asian="none" style:font-weight-asian="normal" style:language-complex="zxx" style:country-complex="none" style:font-weight-complex="normal"/>
    </style:style>
    <style:style style:name="P72" style:family="paragraph" style:parent-style-name="Standard">
      <style:text-properties style:font-name="Liberation Sans" fo:language="zxx" fo:country="none" fo:font-weight="normal" officeooo:rsid="0045289d" officeooo:paragraph-rsid="0045289d" style:language-asian="zxx" style:country-asian="none" style:font-weight-asian="normal" style:language-complex="zxx" style:country-complex="none" style:font-weight-complex="normal"/>
    </style:style>
    <style:style style:name="P73" style:family="paragraph" style:parent-style-name="Table_20_Contents">
      <style:text-properties style:font-name="Liberation Sans" fo:language="zxx" fo:country="none" fo:font-weight="normal" officeooo:rsid="00311dab" officeooo:paragraph-rsid="00311dab" style:language-asian="zxx" style:country-asian="none" style:font-weight-asian="normal" style:language-complex="zxx" style:country-complex="none" style:font-weight-complex="normal"/>
    </style:style>
    <style:style style:name="P74" style:family="paragraph" style:parent-style-name="Table_20_Contents">
      <style:text-properties style:font-name="Liberation Sans" fo:language="zxx" fo:country="none" fo:font-weight="normal" officeooo:rsid="0035c826" officeooo:paragraph-rsid="0035c826" style:language-asian="zxx" style:country-asian="none" style:font-weight-asian="normal" style:language-complex="zxx" style:country-complex="none" style:font-weight-complex="normal"/>
    </style:style>
    <style:style style:name="P75" style:family="paragraph" style:parent-style-name="Table_20_Contents">
      <style:text-properties style:font-name="Liberation Sans" fo:language="zxx" fo:country="none" fo:font-weight="normal" officeooo:rsid="003e22a5" officeooo:paragraph-rsid="003e22a5" style:language-asian="zxx" style:country-asian="none" style:font-weight-asian="normal" style:language-complex="zxx" style:country-complex="none" style:font-weight-complex="normal"/>
    </style:style>
    <style:style style:name="P76" style:family="paragraph" style:parent-style-name="Table_20_Contents">
      <style:text-properties style:font-name="Liberation Sans" fo:language="zxx" fo:country="none" fo:font-weight="normal" officeooo:rsid="003fa75d" officeooo:paragraph-rsid="003fa75d" style:language-asian="zxx" style:country-asian="none" style:font-weight-asian="normal" style:language-complex="zxx" style:country-complex="none" style:font-weight-complex="normal"/>
    </style:style>
    <style:style style:name="P77" style:family="paragraph" style:parent-style-name="Table_20_Contents">
      <style:text-properties style:font-name="Liberation Sans" fo:language="zxx" fo:country="none" fo:font-style="normal" officeooo:rsid="001e0067" officeooo:paragraph-rsid="001e0067" style:language-asian="zxx" style:country-asian="none" style:font-style-asian="normal" style:language-complex="zxx" style:country-complex="none" style:font-style-complex="normal"/>
    </style:style>
    <style:style style:name="P78" style:family="paragraph" style:parent-style-name="Table_20_Contents">
      <style:text-properties style:font-name="Liberation Sans" fo:language="zxx" fo:country="none" fo:font-style="normal" officeooo:rsid="004ba5e3" officeooo:paragraph-rsid="004ba5e3" style:language-asian="zxx" style:country-asian="none" style:font-style-asian="normal" style:language-complex="zxx" style:country-complex="none" style:font-style-complex="normal"/>
    </style:style>
    <style:style style:name="P79" style:family="paragraph" style:parent-style-name="Standard">
      <style:text-properties style:font-name="Liberation Sans" fo:font-size="14pt" fo:language="zxx" fo:country="none" fo:font-weight="bold" officeooo:rsid="0005d215" officeooo:paragraph-rsid="0005d215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0" style:family="paragraph" style:parent-style-name="Standard">
      <style:text-properties style:font-name="Liberation Sans" fo:font-size="14pt" fo:language="zxx" fo:country="none" fo:font-weight="bold" officeooo:rsid="00072c92" officeooo:paragraph-rsid="00072c9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1" style:family="paragraph" style:parent-style-name="Table_20_Contents">
      <style:text-properties style:font-name="Liberation Sans" fo:font-size="14pt" fo:language="zxx" fo:country="none" fo:font-weight="bold" officeooo:rsid="0006181b" officeooo:paragraph-rsid="0006181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2" style:family="paragraph" style:parent-style-name="Standard">
      <style:text-properties style:font-name="Liberation Sans" fo:language="zxx" fo:country="none" fo:font-weight="bold" officeooo:rsid="00072c92" officeooo:paragraph-rsid="00072c92" style:language-asian="zxx" style:country-asian="none" style:font-weight-asian="bold" style:language-complex="zxx" style:country-complex="none" style:font-weight-complex="bold"/>
    </style:style>
    <style:style style:name="P83" style:family="paragraph" style:parent-style-name="Standard">
      <style:text-properties style:font-name="Liberation Sans" fo:language="zxx" fo:country="none" fo:font-style="italic" fo:font-weight="normal" officeooo:rsid="00534636" officeooo:paragraph-rsid="0053463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4" style:family="paragraph" style:parent-style-name="Standard">
      <style:text-properties style:font-name="Liberation Sans" fo:language="zxx" fo:country="none" fo:font-style="normal" fo:font-weight="normal" officeooo:rsid="0054ed44" officeooo:paragraph-rsid="0054ed4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5" style:family="paragraph" style:parent-style-name="Standard" style:list-style-name="L1">
      <style:text-properties style:font-name="Liberation Sans" fo:language="zxx" fo:country="none" fo:font-style="normal" fo:font-weight="normal" officeooo:rsid="0054ed44" officeooo:paragraph-rsid="0054ed4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6" style:family="paragraph" style:parent-style-name="Standard" style:list-style-name="L2">
      <style:text-properties style:font-name="Liberation Sans" fo:language="zxx" fo:country="none" fo:font-style="normal" fo:font-weight="normal" officeooo:rsid="0054ed44" officeooo:paragraph-rsid="0054ed4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7" style:family="paragraph" style:parent-style-name="Standard" style:list-style-name="L3">
      <style:text-properties style:font-name="Liberation Sans" fo:language="zxx" fo:country="none" fo:font-style="normal" fo:font-weight="normal" officeooo:rsid="0054ed44" officeooo:paragraph-rsid="0054ed4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8" style:family="paragraph" style:parent-style-name="Table_20_Contents">
      <style:text-properties style:font-name="Liberation Sans" fo:language="zxx" fo:country="none" officeooo:rsid="000cf4dc" officeooo:paragraph-rsid="004dcb2b" style:language-asian="zxx" style:country-asian="none" style:language-complex="zxx" style:country-complex="none"/>
    </style:style>
    <style:style style:name="P89" style:family="paragraph" style:parent-style-name="Table_20_Contents">
      <style:text-properties style:font-name="Liberation Sans" fo:language="zxx" fo:country="none" officeooo:rsid="000ff0de" officeooo:paragraph-rsid="004fb1cb" style:language-asian="zxx" style:country-asian="none" style:language-complex="zxx" style:country-complex="none"/>
    </style:style>
    <style:style style:name="P90" style:family="paragraph" style:parent-style-name="Table_20_Contents">
      <style:text-properties style:font-name="Liberation Sans" fo:language="zxx" fo:country="none" officeooo:rsid="0051ccb8" officeooo:paragraph-rsid="0051ccb8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a1ee" style:font-weight-asian="bold" style:font-weight-complex="bold"/>
    </style:style>
    <style:style style:name="T3" style:family="text">
      <style:text-properties fo:font-weight="bold" officeooo:rsid="002083f0" style:font-weight-asian="bold" style:font-weight-complex="bold"/>
    </style:style>
    <style:style style:name="T4" style:family="text">
      <style:text-properties officeooo:rsid="000f4c1d"/>
    </style:style>
    <style:style style:name="T5" style:family="text">
      <style:text-properties officeooo:rsid="00133f2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3f25" style:font-weight-asian="normal" style:font-weight-complex="normal"/>
    </style:style>
    <style:style style:name="T8" style:family="text">
      <style:text-properties fo:font-weight="normal" officeooo:rsid="00152793" style:font-weight-asian="normal" style:font-weight-complex="normal"/>
    </style:style>
    <style:style style:name="T9" style:family="text">
      <style:text-properties fo:font-weight="normal" officeooo:rsid="0029f8b9" style:font-weight-asian="normal" style:font-weight-complex="normal"/>
    </style:style>
    <style:style style:name="T10" style:family="text">
      <style:text-properties fo:font-weight="normal" officeooo:rsid="002bc07d" style:font-weight-asian="normal" style:font-weight-complex="normal"/>
    </style:style>
    <style:style style:name="T11" style:family="text">
      <style:text-properties fo:font-weight="normal" officeooo:rsid="002f2bff" style:font-weight-asian="normal" style:font-weight-complex="normal"/>
    </style:style>
    <style:style style:name="T12" style:family="text">
      <style:text-properties fo:font-weight="normal" officeooo:rsid="002f6b23" style:font-weight-asian="normal" style:font-weight-complex="normal"/>
    </style:style>
    <style:style style:name="T13" style:family="text">
      <style:text-properties fo:font-weight="normal" officeooo:rsid="00311dab" style:font-weight-asian="normal" style:font-weight-complex="normal"/>
    </style:style>
    <style:style style:name="T14" style:family="text">
      <style:text-properties fo:font-weight="normal" officeooo:rsid="0032782c" style:font-weight-asian="normal" style:font-weight-complex="normal"/>
    </style:style>
    <style:style style:name="T15" style:family="text">
      <style:text-properties fo:font-weight="normal" officeooo:rsid="00343312" style:font-weight-asian="normal" style:font-weight-complex="normal"/>
    </style:style>
    <style:style style:name="T16" style:family="text">
      <style:text-properties fo:font-weight="normal" officeooo:rsid="0034fba2" style:font-weight-asian="normal" style:font-weight-complex="normal"/>
    </style:style>
    <style:style style:name="T17" style:family="text">
      <style:text-properties fo:font-weight="normal" officeooo:rsid="0035c826" style:font-weight-asian="normal" style:font-weight-complex="normal"/>
    </style:style>
    <style:style style:name="T18" style:family="text">
      <style:text-properties fo:font-weight="normal" officeooo:rsid="00366427" style:font-weight-asian="normal" style:font-weight-complex="normal"/>
    </style:style>
    <style:style style:name="T19" style:family="text">
      <style:text-properties fo:font-weight="normal" officeooo:rsid="00373e7c" style:font-weight-asian="normal" style:font-weight-complex="normal"/>
    </style:style>
    <style:style style:name="T20" style:family="text">
      <style:text-properties fo:font-weight="normal" officeooo:rsid="003bef13" style:font-weight-asian="normal" style:font-weight-complex="normal"/>
    </style:style>
    <style:style style:name="T21" style:family="text">
      <style:text-properties fo:font-weight="normal" officeooo:rsid="003d3cb9" style:font-weight-asian="normal" style:font-weight-complex="normal"/>
    </style:style>
    <style:style style:name="T22" style:family="text">
      <style:text-properties fo:font-weight="normal" officeooo:rsid="003e22a5" style:font-weight-asian="normal" style:font-weight-complex="normal"/>
    </style:style>
    <style:style style:name="T23" style:family="text">
      <style:text-properties fo:font-weight="normal" officeooo:rsid="003ec7b5" style:font-weight-asian="normal" style:font-weight-complex="normal"/>
    </style:style>
    <style:style style:name="T24" style:family="text">
      <style:text-properties fo:font-weight="normal" officeooo:rsid="003fa75d" style:font-weight-asian="normal" style:font-weight-complex="normal"/>
    </style:style>
    <style:style style:name="T25" style:family="text">
      <style:text-properties fo:font-weight="normal" officeooo:rsid="004195be" style:font-weight-asian="normal" style:font-weight-complex="normal"/>
    </style:style>
    <style:style style:name="T26" style:family="text">
      <style:text-properties fo:font-weight="normal" officeooo:rsid="0041f6d0" style:font-weight-asian="normal" style:font-weight-complex="normal"/>
    </style:style>
    <style:style style:name="T27" style:family="text">
      <style:text-properties fo:font-weight="normal" officeooo:rsid="0043f0dd" style:font-weight-asian="normal" style:font-weight-complex="normal"/>
    </style:style>
    <style:style style:name="T28" style:family="text">
      <style:text-properties fo:font-weight="normal" officeooo:rsid="00442605" style:font-weight-asian="normal" style:font-weight-complex="normal"/>
    </style:style>
    <style:style style:name="T29" style:family="text">
      <style:text-properties fo:font-weight="normal" officeooo:rsid="0045289d" style:font-weight-asian="normal" style:font-weight-complex="normal"/>
    </style:style>
    <style:style style:name="T30" style:family="text">
      <style:text-properties fo:font-weight="normal" officeooo:rsid="00452920" style:font-weight-asian="normal" style:font-weight-complex="normal"/>
    </style:style>
    <style:style style:name="T31" style:family="text">
      <style:text-properties fo:font-weight="normal" officeooo:rsid="0025743f" style:font-weight-asian="normal" style:font-weight-complex="normal"/>
    </style:style>
    <style:style style:name="T32" style:family="text">
      <style:text-properties fo:font-weight="normal" officeooo:rsid="0047905c" style:font-weight-asian="normal" style:font-weight-complex="normal"/>
    </style:style>
    <style:style style:name="T33" style:family="text">
      <style:text-properties fo:font-weight="normal" officeooo:rsid="00494486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2574c1"/>
    </style:style>
    <style:style style:name="T36" style:family="text">
      <style:text-properties officeooo:rsid="0029ab65"/>
    </style:style>
    <style:style style:name="T37" style:family="text">
      <style:text-properties officeooo:rsid="001f016e"/>
    </style:style>
    <style:style style:name="T38" style:family="text">
      <style:text-properties officeooo:rsid="00253fda"/>
    </style:style>
    <style:style style:name="T39" style:family="text">
      <style:text-properties officeooo:rsid="002d0623"/>
    </style:style>
    <style:style style:name="T40" style:family="text">
      <style:text-properties officeooo:rsid="00256a0d"/>
    </style:style>
    <style:style style:name="T41" style:family="text">
      <style:text-properties officeooo:rsid="0025743f"/>
    </style:style>
    <style:style style:name="T42" style:family="text">
      <style:text-properties officeooo:rsid="00278a2d"/>
    </style:style>
    <style:style style:name="T43" style:family="text">
      <style:text-properties officeooo:rsid="0029f8b9"/>
    </style:style>
    <style:style style:name="T44" style:family="text">
      <style:text-properties officeooo:rsid="002f2bff"/>
    </style:style>
    <style:style style:name="T45" style:family="text">
      <style:text-properties officeooo:rsid="003a57d6"/>
    </style:style>
    <style:style style:name="T46" style:family="text">
      <style:text-properties officeooo:rsid="00452931"/>
    </style:style>
    <style:style style:name="T47" style:family="text">
      <style:text-properties officeooo:rsid="004b28da"/>
    </style:style>
    <style:style style:name="T48" style:family="text">
      <style:text-properties officeooo:rsid="000f7677"/>
    </style:style>
    <style:style style:name="T49" style:family="text">
      <style:text-properties officeooo:rsid="00500689"/>
    </style:style>
    <style:style style:name="T50" style:family="text">
      <style:text-properties officeooo:rsid="005211f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zionario dei dati</text:p>
      <text:p text:style-name="P2"/>
      <text:p text:style-name="P30">(L'identificatore non va inserito tra gli attributi)</text:p>
      <text:p text:style-name="P31">(La descrizione è un po' diversa da quella fornita nel glossario)</text:p>
      <text:p text:style-name="P31"/>
      <text:p text:style-name="P79">Entità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1">Entità</text:p>
          </table:table-cell>
          <table:table-cell table:style-name="Table1.A1" office:value-type="string">
            <text:p text:style-name="P81">Descrizione</text:p>
          </table:table-cell>
          <table:table-cell table:style-name="Table1.A1" office:value-type="string">
            <text:p text:style-name="P81">Attributi</text:p>
          </table:table-cell>
          <table:table-cell table:style-name="Table1.D1" office:value-type="string">
            <text:p text:style-name="P81">Identificatore</text:p>
          </table:table-cell>
        </table:table-row>
        <table:table-row>
          <table:table-cell table:style-name="Table1.A2" office:value-type="string">
            <text:p text:style-name="P36">Circuito</text:p>
          </table:table-cell>
          <table:table-cell table:style-name="Table1.A2" office:value-type="string">
            <text:p text:style-name="P53"><text:span text:style-name="T48">Uno dei p</text:span>ercors<text:span text:style-name="T48">i</text:span> lungo cui si svolge una gara.</text:p>
          </table:table-cell>
          <table:table-cell table:style-name="Table1.A2" office:value-type="string">
            <text:p text:style-name="P32"><text:span text:style-name="T1">Paese</text:span>: <text:span text:style-name="T5">luogo in cui si trova il circuito.</text:span></text:p>
            <text:p text:style-name="P33">Dominio: Stringa di massimo x caratteri.</text:p>
            <text:p text:style-name="P3">Lunghezza: <text:span text:style-name="T7">lunghezza, </text:span><text:span text:style-name="T15">in km,</text:span><text:span text:style-name="T7"> del circuito.</text:span></text:p>
            <text:p text:style-name="P4"><text:span text:style-name="T6">Dominio: </text:span><text:span text:style-name="T14">float positivi.</text:span></text:p>
            <text:p text:style-name="P32">#<text:span text:style-name="T1">curve:</text:span><text:span text:style-name="T6"> </text:span><text:span text:style-name="T8">numero di curve presenti nel circuito.</text:span></text:p>
            <text:p text:style-name="P62">Dominio: interi <text:s/>positivi.</text:p>
          </table:table-cell>
          <table:table-cell table:style-name="Table1.D2" office:value-type="string">
            <text:p text:style-name="P5">Nome<text:span text:style-name="T6">: </text:span><text:span text:style-name="T11">n</text:span><text:span text:style-name="T6">ome del circuito</text:span><text:span text:style-name="T11">.</text:span></text:p>
            <text:p text:style-name="P61">Dominio: <text:span text:style-name="T44">s</text:span>tringa di massimo x caratteri.</text:p>
          </table:table-cell>
        </table:table-row>
        <table:table-row>
          <table:table-cell table:style-name="Table1.A2" office:value-type="string">
            <text:p text:style-name="P36">Gara</text:p>
          </table:table-cell>
          <table:table-cell table:style-name="Table1.A2" office:value-type="string">
            <text:p text:style-name="P53"><text:span text:style-name="T48">Un e</text:span>vento a cui prendono parte le vettura.</text:p>
          </table:table-cell>
          <table:table-cell table:style-name="Table1.A2" office:value-type="string">
            <text:p text:style-name="P6">Data:<text:span text:style-name="T6"> </text:span><text:span text:style-name="T9">data in cui si svolge la gara.</text:span></text:p>
            <text:p text:style-name="P63">Dominio: </text:p>
            <text:p text:style-name="P6">Durata(ore): <text:span text:style-name="T9">intervallo di tempo, </text:span><text:span text:style-name="T16">espresso in ore,</text:span><text:span text:style-name="T9"> necessario a completare tutti i giri del circuito richiesti.</text:span></text:p>
            <text:p text:style-name="P7"><text:span text:style-name="T6">Dominio: </text:span><text:span text:style-name="T18">float positivi.</text:span></text:p>
            <text:p text:style-name="P6">Tipo(asciutta-bagnata<text:span text:style-name="T43">):</text:span><text:span text:style-name="T9"> </text:span><text:span text:style-name="T10">specifica se la gara si sia svolta a tracciato asciutto o bagnato.</text:span></text:p>
            <text:p text:style-name="P9"><text:span text:style-name="T6">Dominio: Stringa di </text:span><text:span text:style-name="T19">un solo </text:span><text:span text:style-name="T6">caratter</text:span><text:span text:style-name="T19">e, che può assumere soltanto i valore di 'A' oppure 'B'</text:span><text:span text:style-name="T6">.</text:span></text:p>
          </table:table-cell>
          <table:table-cell table:style-name="Table1.D2" office:value-type="string">
            <text:p text:style-name="P22">Nome: <text:span text:style-name="T9">nome della gara.</text:span></text:p>
            <text:p text:style-name="P8"><text:span text:style-name="T6">Dominio: </text:span><text:span text:style-name="T11">s</text:span><text:span text:style-name="T6">tringa di massimo x caratteri.</text:span></text:p>
          </table:table-cell>
        </table:table-row>
        <table:table-row>
          <table:table-cell table:style-name="Table1.A2" office:value-type="string">
            <text:p text:style-name="P36">Vettura</text:p>
          </table:table-cell>
          <table:table-cell table:style-name="Table1.A2" office:value-type="string">
            <text:p text:style-name="P54">Un veicolo guidato da un pilota (o gestito da un equipaggio?) che prende parte ad una gara.</text:p>
          </table:table-cell>
          <table:table-cell table:style-name="Table1.A2" office:value-type="string">
            <text:p text:style-name="P14"><text:span text:style-name="T35">Modello: </text:span><text:span text:style-name="T12">modello di auto a cui la vettura si ispira.</text:span></text:p>
            <text:p text:style-name="P67">Dominio: Stringa di massimo x caratteri.</text:p>
            <text:p text:style-name="P14"><text:span text:style-name="T36">Punti</text:span><text:span text:style-name="T37">(rid.): </text:span><text:span text:style-name="T12">attributo ridondante che tiene conto di tutti i punti </text:span><text:soft-page-break/><text:span text:style-name="T12">accumulati da una veettura nel corso del campionato.</text:span></text:p>
            <text:p text:style-name="P68">Dominio: interi positivi.</text:p>
          </table:table-cell>
          <table:table-cell table:style-name="Table1.D2" office:value-type="string">
            <text:p text:style-name="P22">Numero di gara: <text:span text:style-name="T13">numero posto sulla carrozzeria di una data vettura e che la identifica.</text:span></text:p>
            <text:p text:style-name="P73">Dominio: interi positivi.</text:p>
          </table:table-cell>
        </table:table-row>
        <table:table-row>
          <table:table-cell table:style-name="Table1.A2" office:value-type="string">
            <text:p text:style-name="P36">Componente</text:p>
          </table:table-cell>
          <table:table-cell table:style-name="Table1.A2" office:value-type="string">
            <text:p text:style-name="P53"><text:span text:style-name="T48">Uno degli e</text:span>lement<text:span text:style-name="T48">i</text:span> che costituisce le vetture.</text:p>
            <text:p text:style-name="P47">Entità padre di una generalizzazione totale ed esclusiva.</text:p>
          </table:table-cell>
          <table:table-cell table:style-name="Table1.A2" office:value-type="string">
            <text:p text:style-name="P23">Costo:<text:span text:style-name="T6"> </text:span><text:span text:style-name="T17">prezzo necessario per l'acquisto di un componente.</text:span></text:p>
            <text:p text:style-name="P74">Dominio: float positivi.</text:p>
          </table:table-cell>
          <table:table-cell table:style-name="Table1.D2" office:value-type="string">
            <text:p text:style-name="P34"><text:span text:style-name="T2">Codice </text:span><text:span text:style-name="T3">Componente: </text:span><text:span text:style-name="T20">codice che identifica univocamente ciascun componente prodotto.</text:span></text:p>
          </table:table-cell>
        </table:table-row>
        <table:table-row>
          <table:table-cell table:style-name="Table1.A2" office:value-type="string">
            <text:p text:style-name="P36">Telaio</text:p>
          </table:table-cell>
          <table:table-cell table:style-name="Table1.A2" office:value-type="string">
            <text:p text:style-name="P53">Uno dei componenti di una vettura.</text:p>
            <text:p text:style-name="P47">Una delle entità figlie che hanno come padre "Componente".</text:p>
          </table:table-cell>
          <table:table-cell table:style-name="Table1.A2" office:value-type="string">
            <text:p text:style-name="P24">Materiale: <text:span text:style-name="T21">attributo che indica di che materiale è composto il telaio.</text:span></text:p>
            <text:p text:style-name="P10"><text:span text:style-name="T6">Dominio: </text:span><text:span text:style-name="T11">s</text:span><text:span text:style-name="T6">tringa di massimo x caratteri.</text:span></text:p>
            <text:p text:style-name="P24">Peso: <text:span text:style-name="T21">attributo che indica il peso di un telaio.</text:span></text:p>
            <text:p text:style-name="P69">Dominio: float positivi.</text:p>
          </table:table-cell>
          <table:table-cell table:style-name="Table1.D2" office:value-type="string">
            <text:p text:style-name="P37">Trattandosi di una sottoentità di componente, eredita <text:span text:style-name="T45">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6">Cambio</text:p>
          </table:table-cell>
          <table:table-cell table:style-name="Table1.A2" office:value-type="string">
            <text:p text:style-name="P53">Uno dei componenti di una vettura.</text:p>
            <text:p text:style-name="P49">Una delle entità figlie che hanno come padre "Componente".</text:p>
          </table:table-cell>
          <table:table-cell table:style-name="Table1.A2" office:value-type="string">
            <text:p text:style-name="P23">Marcia (7-8): <text:span text:style-name="T22">attributo che indica quante marce presenti il cambio.</text:span></text:p>
            <text:p text:style-name="P75">Dominio: interi positivi, può assumero soltanto valore 7 oppure 8.</text:p>
          </table:table-cell>
          <table:table-cell table:style-name="Table1.D2" office:value-type="string">
            <text:p text:style-name="P38">Trattandosi di una sottoentità di componente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6">Motore</text:p>
          </table:table-cell>
          <table:table-cell table:style-name="Table1.A2" office:value-type="string">
            <text:p text:style-name="P53">Uno dei componenti di una vettura.</text:p>
            <text:p text:style-name="P49">Una delle entità figlie che hanno come padre "Componente".</text:p>
          </table:table-cell>
          <table:table-cell table:style-name="Table1.A2" office:value-type="string">
            <text:p text:style-name="P25">Cilindrata: <text:span text:style-name="T23">attributo che indica la cilindrata del motore.</text:span></text:p>
            <text:p text:style-name="P70">Dominio:</text:p>
            <text:p text:style-name="P26">Tipo motore: <text:span text:style-name="T23">indica che tipologia di motore sia: </text:span><text:span text:style-name="T24">turbo o aspirato.</text:span></text:p>
            <text:p text:style-name="P26"><text:span text:style-name="T9">Dominio: </text:span><text:span text:style-name="T11">s</text:span><text:span text:style-name="T9">tringa di massimo x caratteri.</text:span></text:p>
            <text:p text:style-name="P26">#cilindri: <text:span text:style-name="T24">attributo che indica il numero di cilindri che presenta un motore.</text:span></text:p>
            <text:p text:style-name="P76">Dominio: interi positivi.</text:p>
          </table:table-cell>
          <table:table-cell table:style-name="Table1.D2" office:value-type="string">
            <text:p text:style-name="P38">Trattandosi di una sottoentità di componente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6">Costruttore</text:p>
          </table:table-cell>
          <table:table-cell table:style-name="Table1.A2" office:value-type="string">
            <text:p text:style-name="P55">Una delle aziende che si occupa della produzione di componenti.</text:p>
          </table:table-cell>
          <table:table-cell table:style-name="Table1.A2" office:value-type="string">
            <text:p text:style-name="P15"><text:span text:style-name="T38">Ragione sociale: </text:span><text:span text:style-name="T25">che te lo dico a fare, lo sanno tutti.</text:span></text:p>
            <text:p text:style-name="P15"><text:span text:style-name="T9">Dominio: </text:span><text:span text:style-name="T11">s</text:span><text:span text:style-name="T9">tringa di </text:span><text:soft-page-break/><text:span text:style-name="T9">massimo x caratteri.</text:span></text:p>
            <text:p text:style-name="P15"><text:span text:style-name="T38">Sede: </text:span><text:span text:style-name="T25">luogo in cui </text:span><text:span text:style-name="T33">si trova</text:span><text:span text:style-name="T25"> la sede principale del costruttore.</text:span></text:p>
            <text:p text:style-name="P15"><text:span text:style-name="T9">Dominio: </text:span><text:span text:style-name="T11">s</text:span><text:span text:style-name="T9">tringa di massimo x caratteri.</text:span></text:p>
            <text:p text:style-name="P15"><text:span text:style-name="T38">#componenti: </text:span><text:span text:style-name="T25">numero assoluto di componenti prodotti da un costruttore.</text:span></text:p>
            <text:p text:style-name="P71">Dominio: interi positivi.</text:p>
          </table:table-cell>
          <table:table-cell table:style-name="Table1.D2" office:value-type="string">
            <text:p text:style-name="P27">Nome: <text:span text:style-name="T26">nome del costruttore:</text:span></text:p>
            <text:p text:style-name="P11"><text:span text:style-name="T26">Dominio: </text:span><text:span text:style-name="T11">s</text:span><text:span text:style-name="T26">tringa di massimo x caratteri.</text:span></text:p>
          </table:table-cell>
        </table:table-row>
        <table:table-row>
          <table:table-cell table:style-name="Table1.A2" office:value-type="string">
            <text:p text:style-name="P36">Pilota</text:p>
          </table:table-cell>
          <table:table-cell table:style-name="Table1.A2" office:value-type="string">
            <text:p text:style-name="P56">Una persona che gareggia a bordo di una vettura.</text:p>
            <text:p text:style-name="P48">Entità padre di una generalizzazione totale ed esclusiva.</text:p>
          </table:table-cell>
          <table:table-cell table:style-name="Table1.A2" office:value-type="string">
            <text:p text:style-name="P16">Nome: <text:span text:style-name="T27">nome di un pilota.</text:span></text:p>
            <text:p text:style-name="P16"><text:span text:style-name="T9">Dominio: </text:span><text:span text:style-name="T11">s</text:span><text:span text:style-name="T9">tringa di massimo x caratteri.</text:span></text:p>
            <text:p text:style-name="P16">Cognome: <text:span text:style-name="T27">cognome di un pilota.</text:span></text:p>
            <text:p text:style-name="P12"><text:span text:style-name="T27">Dominio: </text:span><text:span text:style-name="T11">s</text:span><text:span text:style-name="T27">tringa di massimo x caratteri.</text:span></text:p>
            <text:p text:style-name="P16">Data di nascita: <text:span text:style-name="T27">data di nascita di un pilota.</text:span></text:p>
            <text:p text:style-name="P64">Dominio: Date.</text:p>
            <text:p text:style-name="P16">Nazionalità: <text:span text:style-name="T27">nazionalità di un pilota.</text:span></text:p>
            <text:p text:style-name="P12"><text:span text:style-name="T27">Dominio: </text:span><text:span text:style-name="T11">s</text:span><text:span text:style-name="T27">tringa di massimo x caratteri.</text:span></text:p>
          </table:table-cell>
          <table:table-cell table:style-name="Table1.D2" office:value-type="string">
            <text:p text:style-name="P27">Codice pilota: <text:span text:style-name="T28">codice univoco che identifica un pilota.</text:span></text:p>
            <text:p text:style-name="P13"><text:span text:style-name="T28">Dominio: </text:span><text:span text:style-name="T11">s</text:span><text:span text:style-name="T28">tringa di massimo x caratteri.</text:span></text:p>
          </table:table-cell>
        </table:table-row>
        <table:table-row>
          <table:table-cell table:style-name="Table1.A2" office:value-type="string">
            <text:p text:style-name="P36">PRO</text:p>
          </table:table-cell>
          <table:table-cell table:style-name="Table1.A2" office:value-type="string">
            <text:p text:style-name="P57">Una delle categorie di pilota, che possiede grande esperienza.</text:p>
            <text:p text:style-name="P50">Una delle entità figlie che hanno come padre "<text:span text:style-name="T47">Pilota</text:span>".</text:p>
          </table:table-cell>
          <table:table-cell table:style-name="Table1.A2" office:value-type="string">
            <text:p text:style-name="P17">#licenze: <text:span text:style-name="T29">numero di licenze possedute da un pilota professionista.</text:span></text:p>
            <text:p text:style-name="P72">Dominio: interi positivi.</text:p>
          </table:table-cell>
          <table:table-cell table:style-name="Table1.D2" office:value-type="string">
            <text:p text:style-name="P39">Trattandosi di una sottoentità di 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6">AM</text:p>
          </table:table-cell>
          <table:table-cell table:style-name="Table1.A2" office:value-type="string">
            <text:p text:style-name="P57">Una delle categorie di pilota, che possiede poca esperienza.</text:p>
            <text:p text:style-name="P48">Una delle entità figlie che hanno come padre "<text:span text:style-name="T47">Pilota</text:span>".</text:p>
          </table:table-cell>
          <table:table-cell table:style-name="Table1.A2" office:value-type="string">
            <text:p text:style-name="P19"><text:span text:style-name="T39">Data </text:span><text:span text:style-name="T40">prima licenza: </text:span><text:span text:style-name="T30">data di conseguimento della prima licenza di un pilota amatoriale.</text:span></text:p>
            <text:p text:style-name="P65">Dominio: Date.</text:p>
          </table:table-cell>
          <table:table-cell table:style-name="Table1.D2" office:value-type="string">
            <text:p text:style-name="P40">Trattandosi di una sottoentità di 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6">Gentleman Driver</text:p>
          </table:table-cell>
          <table:table-cell table:style-name="Table1.A2" office:value-type="string">
            <text:p text:style-name="P57">Una delle categorie di pilota, che non possiede esperienza.</text:p>
            <text:p text:style-name="P48"><text:span text:style-name="T47">E</text:span>ntità figli<text:span text:style-name="T47">a</text:span> che ha come padre "<text:span text:style-name="T47">AM".</text:span></text:p>
          </table:table-cell>
          <table:table-cell table:style-name="Table1.A2" office:value-type="string">
            <text:p text:style-name="P18">#finanziamenti: <text:span text:style-name="T30">numero dei finanziamenti effettuati da parte di un gentleman driver.</text:span></text:p>
            <text:p text:style-name="P65">Dominio: interi <text:soft-page-break/>positivi.</text:p>
            <text:p text:style-name="P18">Quota: <text:span text:style-name="T30">attributo che tiene traccia della quantità totale di soldi versati.</text:span></text:p>
            <text:p text:style-name="P65">Dominio: float positivi.</text:p>
          </table:table-cell>
          <table:table-cell table:style-name="Table1.D2" office:value-type="string">
            <text:p text:style-name="P40">Trattandosi di una sottoentità di <text:span text:style-name="T47">AM, a sua volta sottoentità di </text:span><text:span text:style-name="T46">pilota</text:span>, eredita<text:span text:style-name="T45"> l'</text:span>identificatore <text:span text:style-name="T45">del padre.</text:span></text:p>
          </table:table-cell>
        </table:table-row>
        <table:table-row>
          <table:table-cell table:style-name="Table1.A2" office:value-type="string">
            <text:p text:style-name="P36">Scuderia</text:p>
          </table:table-cell>
          <table:table-cell table:style-name="Table1.A2" office:value-type="string">
            <text:p text:style-name="P58">Un complesso delle vetture di una stessa casa di produzione.</text:p>
          </table:table-cell>
          <table:table-cell table:style-name="Table1.A2" office:value-type="string">
            <text:p text:style-name="P20"><text:span text:style-name="T41">Sede:</text:span><text:span text:style-name="T31"> </text:span><text:span text:style-name="T32">luogo in cui si trova la sede principale della scuderia.</text:span></text:p>
            <text:p text:style-name="P66">Dominio: stringa di al massimo x caratteri.</text:p>
            <text:p text:style-name="P20"><text:span text:style-name="T42">#finanziamenti(rid.): </text:span><text:span text:style-name="T32">attributo ridondante che tiene traccia del numero totale di finanziamenti ricevuti.</text:span></text:p>
            <text:p text:style-name="P66">Dominio: interi positivi.</text:p>
            <text:p text:style-name="P21">#autovetture: <text:span text:style-name="T32">attributo che tiene traccia del numero di autovetture che la scuderia ha preparato.</text:span></text:p>
            <text:p text:style-name="P66">Dominio: interi positivi.</text:p>
          </table:table-cell>
          <table:table-cell table:style-name="Table1.D2" office:value-type="string">
            <text:p text:style-name="P28">Nome</text:p>
          </table:table-cell>
        </table:table-row>
      </table:table>
      <text:p text:style-name="P35"/>
      <text:p text:style-name="P41">(<text:span text:style-name="T4">Colonna associazione: </text:span><text:span text:style-name="T49">INSERIRE NOME, NON VERBO</text:span>)</text:p>
      <text:p text:style-name="P80">Associazioni: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9">Associazione</text:p>
          </table:table-cell>
          <table:table-cell table:style-name="Table2.A1" office:value-type="string">
            <text:p text:style-name="P29">Descrizione</text:p>
          </table:table-cell>
          <table:table-cell table:style-name="Table2.A1" office:value-type="string">
            <text:p text:style-name="P29">Entità Coinvolte</text:p>
          </table:table-cell>
          <table:table-cell table:style-name="Table2.D1" office:value-type="string">
            <text:p text:style-name="P29">Attributi</text:p>
          </table:table-cell>
        </table:table-row>
        <table:table-row>
          <table:table-cell table:style-name="Table2.A2" office:value-type="string">
            <text:p text:style-name="P42">Coinvolto</text:p>
          </table:table-cell>
          <table:table-cell table:style-name="Table2.A2" office:value-type="string">
            <text:p text:style-name="P59">Associa una gara ad un circuito.</text:p>
          </table:table-cell>
          <table:table-cell table:style-name="Table2.A2" office:value-type="string">
            <text:p text:style-name="P42">Circuito, Gara</text:p>
          </table:table-cell>
          <table:table-cell table:style-name="Table2.D2" office:value-type="string">
            <text:p text:style-name="P43">Nessuno</text:p>
          </table:table-cell>
        </table:table-row>
        <table:table-row>
          <table:table-cell table:style-name="Table2.A2" office:value-type="string">
            <text:p text:style-name="P44">Iscrivere</text:p>
          </table:table-cell>
          <table:table-cell table:style-name="Table2.A2" office:value-type="string">
            <text:p text:style-name="P59">Associa una vettura ad una gara.</text:p>
          </table:table-cell>
          <table:table-cell table:style-name="Table2.A2" office:value-type="string">
            <text:p text:style-name="P44">Gara, Vettura</text:p>
          </table:table-cell>
          <table:table-cell table:style-name="Table2.D2" office:value-type="string">
            <text:p text:style-name="P44"><text:span text:style-name="T1">Punteggio</text:span>: punti conseguiti da una vettura al termine di una gara.</text:p>
            <text:p text:style-name="P44"><text:span text:style-name="T34">Dominio</text:span>: interi positivi</text:p>
            <text:p text:style-name="P44"><text:span text:style-name="T1">Motivo del ritiro</text:span>: condizione opzionale che indica per quale causa una vettura non abbia terminato la gara.</text:p>
            <text:p text:style-name="P44"><text:span text:style-name="T34">Dominio</text:span>: Stringa di massimo x caratteri.</text:p>
          </table:table-cell>
        </table:table-row>
        <text:soft-page-break/>
        <table:table-row>
          <table:table-cell table:style-name="Table2.A2" office:value-type="string">
            <text:p text:style-name="P45">Guidare</text:p>
          </table:table-cell>
          <table:table-cell table:style-name="Table2.A2" office:value-type="string">
            <text:p text:style-name="P59">Associa un pilota ad una vettura.</text:p>
          </table:table-cell>
          <table:table-cell table:style-name="Table2.A2" office:value-type="string">
            <text:p text:style-name="P45">Vettura, Pilota</text:p>
          </table:table-cell>
          <table:table-cell table:style-name="Table2.D2" office:value-type="string">
            <text:p text:style-name="P46">Nessuno</text:p>
          </table:table-cell>
        </table:table-row>
        <table:table-row>
          <table:table-cell table:style-name="Table2.A2" office:value-type="string">
            <text:p text:style-name="P45">Prepara</text:p>
          </table:table-cell>
          <table:table-cell table:style-name="Table2.A2" office:value-type="string">
            <text:p text:style-name="P59">Associa una vettura ad una scuderia.</text:p>
          </table:table-cell>
          <table:table-cell table:style-name="Table2.A2" office:value-type="string">
            <text:p text:style-name="P45">Vettura, Scuderia</text:p>
          </table:table-cell>
          <table:table-cell table:style-name="Table2.D2" office:value-type="string">
            <text:p text:style-name="P46">Nessuno</text:p>
          </table:table-cell>
        </table:table-row>
        <table:table-row>
          <table:table-cell table:style-name="Table2.A2" office:value-type="string">
            <text:p text:style-name="P51">Costituire</text:p>
          </table:table-cell>
          <table:table-cell table:style-name="Table2.A2" office:value-type="string">
            <text:p text:style-name="P60">Associa un componente ad una vettura.</text:p>
          </table:table-cell>
          <table:table-cell table:style-name="Table2.A2" office:value-type="string">
            <text:p text:style-name="P45">Vettura, Componente</text:p>
          </table:table-cell>
          <table:table-cell table:style-name="Table2.D2" office:value-type="string">
            <text:p text:style-name="P77">Nessuno</text:p>
          </table:table-cell>
        </table:table-row>
        <table:table-row>
          <table:table-cell table:style-name="Table2.A2" office:value-type="string">
            <text:p text:style-name="P52">Realizzare</text:p>
          </table:table-cell>
          <table:table-cell table:style-name="Table2.A2" office:value-type="string">
            <text:p text:style-name="P60">Associa un costruttore ad un componente.</text:p>
          </table:table-cell>
          <table:table-cell table:style-name="Table2.A2" office:value-type="string">
            <text:p text:style-name="P52">Componente, Costruttore</text:p>
          </table:table-cell>
          <table:table-cell table:style-name="Table2.D2" office:value-type="string">
            <text:p text:style-name="P78">Nessuno</text:p>
          </table:table-cell>
        </table:table-row>
      </table:table>
      <text:p text:style-name="P82"/>
      <text:p text:style-name="P83">(Commentare tutte le cardinalità)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90">Associazione</text:p>
          </table:table-cell>
          <table:table-cell table:style-name="Table3.B1" office:value-type="string">
            <text:p text:style-name="P90">Cardinalità</text:p>
          </table:table-cell>
        </table:table-row>
        <table:table-row>
          <table:table-cell table:style-name="Table3.A2" office:value-type="string">
            <text:p text:style-name="P90">Coinvolto</text:p>
          </table:table-cell>
          <table:table-cell table:style-name="Table3.B2" office:value-type="string">
            <text:p text:style-name="P90">Circuito (1,N) – Gara (1,1)</text:p>
            <text:p text:style-name="P90">Massimi: <text:span text:style-name="T50">1, N</text:span></text:p>
          </table:table-cell>
        </table:table-row>
        <table:table-row>
          <table:table-cell table:style-name="Table3.A2" office:value-type="string">
            <text:p text:style-name="P90">Iscrivere</text:p>
          </table:table-cell>
          <table:table-cell table:style-name="Table3.B2" office:value-type="string">
            <text:p text:style-name="P90"><text:span text:style-name="T50">Vettura</text:span> (1,N) – Gara (1,<text:span text:style-name="T50">N</text:span>)</text:p>
            <text:p text:style-name="P90">Massimi: <text:span text:style-name="T50">N, N</text:span></text:p>
          </table:table-cell>
        </table:table-row>
        <table:table-row>
          <table:table-cell table:style-name="Table3.A2" office:value-type="string">
            <text:p text:style-name="P90">Guidare</text:p>
          </table:table-cell>
          <table:table-cell table:style-name="Table3.B2" office:value-type="string">
            <text:p text:style-name="P90"><text:span text:style-name="T50">Vettura</text:span> (1,N) – <text:span text:style-name="T50">Pilota</text:span> (1,1)</text:p>
            <text:p text:style-name="P90">Massimi: <text:span text:style-name="T50">1, N</text:span></text:p>
          </table:table-cell>
        </table:table-row>
        <table:table-row>
          <table:table-cell table:style-name="Table3.A2" office:value-type="string">
            <text:p text:style-name="P90">Prepara</text:p>
          </table:table-cell>
          <table:table-cell table:style-name="Table3.B2" office:value-type="string">
            <text:p text:style-name="P90"><text:span text:style-name="T50">Scuderia</text:span> (1,N) – <text:span text:style-name="T50">Vettura</text:span> (1,1)</text:p>
            <text:p text:style-name="P90">Massimi: <text:span text:style-name="T50">1, N</text:span></text:p>
          </table:table-cell>
        </table:table-row>
        <table:table-row>
          <table:table-cell table:style-name="Table3.A2" office:value-type="string">
            <text:p text:style-name="P90">Costituire</text:p>
          </table:table-cell>
          <table:table-cell table:style-name="Table3.B2" office:value-type="string">
            <text:p text:style-name="P90"><text:span text:style-name="T50">Vettura</text:span> (1,N) – <text:span text:style-name="T50">Componente</text:span> (1,<text:span text:style-name="T50">N</text:span>)</text:p>
            <text:p text:style-name="P90">Massimi: <text:span text:style-name="T50">N, N</text:span></text:p>
          </table:table-cell>
        </table:table-row>
        <table:table-row>
          <table:table-cell table:style-name="Table3.A2" office:value-type="string">
            <text:p text:style-name="P90">Realizzare</text:p>
          </table:table-cell>
          <table:table-cell table:style-name="Table3.B2" office:value-type="string">
            <text:p text:style-name="P90">C<text:span text:style-name="T50">ostruttore</text:span> (1,N) – <text:span text:style-name="T50">Componente</text:span> (1,1)</text:p>
            <text:p text:style-name="P90">Massimi: <text:span text:style-name="T50">1, N</text:span></text:p>
          </table:table-cell>
        </table:table-row>
      </table:table>
      <text:p text:style-name="P82"/>
      <text:p text:style-name="P84">Regole di vincolo:</text:p>
      <text:p text:style-name="P84">Vincoli espressi tramite costrutti:</text:p>
      <text:list xml:id="list917074836" text:style-name="L1">
        <text:list-item>
          <text:p text:style-name="P85">temp</text:p>
        </text:list-item>
      </text:list>
      <text:p text:style-name="P84"/>
      <text:p text:style-name="P84"/>
      <text:p text:style-name="P84">Vincoli non esprimibili:</text:p>
      <text:list xml:id="list1383040065" text:style-name="L2">
        <text:list-item>
          <text:p text:style-name="P86">temp</text:p>
        </text:list-item>
      </text:list>
      <text:p text:style-name="P84"/>
      <text:p text:style-name="P84">Regole di derivazione:</text:p>
      <text:list xml:id="list3060325966" text:style-name="L3">
        <text:list-item>
          <text:p text:style-name="P87">tem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8:39:00.407528545</meta:creation-date>
    <dc:date>2023-11-22T19:56:49.097630708</dc:date>
    <meta:editing-duration>PT2H19M40S</meta:editing-duration>
    <meta:editing-cycles>69</meta:editing-cycles>
    <meta:generator>LibreOffice/7.3.7.2$Linux_X86_64 LibreOffice_project/30$Build-2</meta:generator>
    <meta:document-statistic meta:table-count="3" meta:image-count="0" meta:object-count="0" meta:page-count="5" meta:paragraph-count="179" meta:word-count="965" meta:character-count="6409" meta:non-whitespace-character-count="5618"/>
  </office:meta>
</office:document-meta>
</file>